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399cm" style:rel-column-width="1927*"/>
    </style:style>
    <style:style style:name="Tabla1.B" style:family="table-column">
      <style:table-column-properties style:column-width="3.401cm" style:rel-column-width="192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2" style:family="table-row">
      <style:table-row-properties style:min-row-height="0.781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a81b" officeooo:paragraph-rsid="0000a81b"/>
    </style:style>
    <style:style style:name="P2" style:family="paragraph" style:parent-style-name="Standard">
      <style:text-properties officeooo:rsid="000267bc" officeooo:paragraph-rsid="000267bc"/>
    </style:style>
    <style:style style:name="P3" style:family="paragraph" style:parent-style-name="Standard">
      <style:text-properties officeooo:rsid="0004eafc" officeooo:paragraph-rsid="0004eafc"/>
    </style:style>
    <style:style style:name="P4" style:family="paragraph" style:parent-style-name="Standard">
      <style:text-properties officeooo:rsid="0004eafc" officeooo:paragraph-rsid="0004eafc"/>
    </style:style>
    <style:style style:name="P5" style:family="paragraph" style:parent-style-name="Table_20_Contents">
      <style:text-properties officeooo:rsid="0015e9b0" officeooo:paragraph-rsid="0015e9b0"/>
    </style:style>
    <style:style style:name="P6" style:family="paragraph" style:parent-style-name="Table_20_Contents">
      <style:text-properties fo:font-size="9pt" officeooo:rsid="0015e9b0" officeooo:paragraph-rsid="0015e9b0" style:font-size-asian="7.84999990463257pt" style:font-size-complex="9pt"/>
    </style:style>
    <style:style style:name="P7" style:family="paragraph" style:parent-style-name="Table_20_Contents">
      <style:text-properties fo:font-size="8pt" fo:font-weight="bold" officeooo:rsid="0015e9b0" officeooo:paragraph-rsid="0015e9b0" style:font-size-asian="7pt" style:font-weight-asian="bold" style:font-size-complex="8pt" style:font-weight-complex="bold"/>
    </style:style>
    <style:style style:name="P8" style:family="paragraph" style:parent-style-name="Table_20_Contents">
      <style:text-properties fo:font-size="8pt" fo:font-weight="bold" officeooo:rsid="0015e9b0" officeooo:paragraph-rsid="0015e9b0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font-size="8pt" fo:font-weight="bold" officeooo:rsid="0016f776" officeooo:paragraph-rsid="0016f776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font-weight="bold" officeooo:rsid="00171326" officeooo:paragraph-rsid="00171326" style:font-size-asian="8pt" style:font-weight-asian="bold" style:font-size-complex="8pt" style:font-weight-complex="bold"/>
    </style:style>
    <style:style style:name="P11" style:family="paragraph" style:parent-style-name="Table_20_Contents">
      <style:text-properties fo:font-size="8pt" fo:font-weight="bold" officeooo:rsid="0017f4a1" officeooo:paragraph-rsid="0017f4a1" style:font-size-asian="8pt" style:font-weight-asian="bold" style:font-size-complex="8pt" style:font-weight-complex="bold"/>
    </style:style>
    <style:style style:name="P12" style:family="paragraph" style:parent-style-name="Table_20_Contents">
      <style:text-properties fo:font-size="8pt" fo:font-weight="bold" officeooo:rsid="0019850f" officeooo:paragraph-rsid="0019850f" style:font-size-asian="8pt" style:font-weight-asian="bold" style:font-size-complex="8pt" style:font-weight-complex="bold"/>
    </style:style>
    <style:style style:name="P13" style:family="paragraph" style:parent-style-name="Table_20_Contents">
      <style:text-properties fo:font-size="8pt" officeooo:rsid="00171326" officeooo:paragraph-rsid="00171326" style:font-size-asian="8pt" style:font-size-complex="8pt"/>
    </style:style>
    <style:style style:name="P14" style:family="paragraph" style:parent-style-name="Table_20_Contents">
      <style:text-properties fo:font-size="8pt" officeooo:rsid="0017f4a1" officeooo:paragraph-rsid="0017f4a1" style:font-size-asian="8pt" style:font-size-complex="8pt"/>
    </style:style>
    <style:style style:name="P15" style:family="paragraph" style:parent-style-name="Table_20_Contents">
      <style:text-properties fo:font-size="8pt" officeooo:rsid="0019850f" officeooo:paragraph-rsid="0019850f" style:font-size-asian="8pt" style:font-size-complex="8pt"/>
    </style:style>
    <style:style style:name="P16" style:family="paragraph" style:parent-style-name="Table_20_Contents">
      <style:text-properties fo:font-size="7pt" officeooo:rsid="00171326" officeooo:paragraph-rsid="00171326" style:font-size-asian="7pt" style:font-size-complex="7pt"/>
    </style:style>
    <style:style style:name="P17" style:family="paragraph" style:parent-style-name="Table_20_Contents">
      <style:text-properties fo:font-size="7pt" officeooo:rsid="0017f4a1" officeooo:paragraph-rsid="0017f4a1" style:font-size-asian="7pt" style:font-size-complex="7pt"/>
    </style:style>
    <style:style style:name="P18" style:family="paragraph" style:parent-style-name="Table_20_Contents">
      <style:text-properties fo:font-size="7pt" officeooo:rsid="0019850f" officeooo:paragraph-rsid="0019850f" style:font-size-asian="7pt" style:font-size-complex="7pt"/>
    </style:style>
    <style:style style:name="P19" style:family="paragraph" style:parent-style-name="Table_20_Contents">
      <style:text-properties fo:font-size="7pt" fo:font-weight="bold" officeooo:rsid="0015e9b0" officeooo:paragraph-rsid="0015e9b0" style:font-size-asian="7pt" style:font-weight-asian="bold" style:font-size-complex="7pt" style:font-weight-complex="bold"/>
    </style:style>
    <style:style style:name="P20" style:family="paragraph" style:parent-style-name="Table_20_Contents">
      <style:text-properties officeooo:paragraph-rsid="0015e9b0"/>
    </style:style>
    <style:style style:name="P21" style:family="paragraph" style:parent-style-name="Table_20_Contents">
      <style:text-properties officeooo:rsid="00171326" officeooo:paragraph-rsid="00171326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P23" style:family="paragraph" style:parent-style-name="Table_20_Contents">
      <style:text-properties fo:font-size="6pt" officeooo:rsid="00171326" officeooo:paragraph-rsid="00171326" style:font-size-asian="6pt" style:font-size-complex="6pt"/>
    </style:style>
    <style:style style:name="P24" style:family="paragraph" style:parent-style-name="Table_20_Contents">
      <style:text-properties fo:font-size="6pt" officeooo:rsid="0017f4a1" officeooo:paragraph-rsid="0017f4a1" style:font-size-asian="6pt" style:font-size-complex="6pt"/>
    </style:style>
    <style:style style:name="P25" style:family="paragraph" style:parent-style-name="Table_20_Contents">
      <style:text-properties fo:font-size="6pt" officeooo:rsid="0019850f" officeooo:paragraph-rsid="0019850f" style:font-size-asian="6pt" style:font-size-complex="6pt"/>
    </style:style>
    <style:style style:name="P26" style:family="paragraph" style:parent-style-name="Table_20_Contents">
      <style:text-properties fo:font-size="6pt" officeooo:rsid="001d2dde" officeooo:paragraph-rsid="001d2dde" style:font-size-asian="6pt" style:font-size-complex="6pt"/>
    </style:style>
    <style:style style:name="P27" style:family="paragraph" style:parent-style-name="Table_20_Contents">
      <style:text-properties officeooo:rsid="0017f4a1"/>
    </style:style>
    <style:style style:name="P28" style:family="paragraph" style:parent-style-name="Table_20_Contents">
      <style:text-properties officeooo:rsid="0017f4a1" officeooo:paragraph-rsid="0017f4a1"/>
    </style:style>
    <style:style style:name="P29" style:family="paragraph" style:parent-style-name="Table_20_Contents">
      <style:text-properties officeooo:rsid="0019850f" officeooo:paragraph-rsid="0019850f"/>
    </style:style>
    <style:style style:name="P30" style:family="paragraph" style:parent-style-name="Text_20_body" style:list-style-name="L1"/>
    <style:style style:name="P31" style:family="paragraph" style:parent-style-name="Text_20_body">
      <style:text-properties fo:font-size="6pt" style:font-size-asian="6pt" style:font-size-complex="6pt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font-size="6pt" style:font-size-asian="6pt" style:font-size-complex="6pt"/>
    </style:style>
    <style:style style:name="T1" style:family="text">
      <style:text-properties officeooo:rsid="0003cf9b"/>
    </style:style>
    <style:style style:name="T2" style:family="text">
      <style:text-properties officeooo:rsid="0004eafc"/>
    </style:style>
    <style:style style:name="T3" style:family="text">
      <style:text-properties officeooo:rsid="00058695"/>
    </style:style>
    <style:style style:name="T4" style:family="text">
      <style:text-properties officeooo:rsid="00076b45"/>
    </style:style>
    <style:style style:name="T5" style:family="text">
      <style:text-properties officeooo:rsid="00092393"/>
    </style:style>
    <style:style style:name="T6" style:family="text">
      <style:text-properties officeooo:rsid="000dd077"/>
    </style:style>
    <style:style style:name="T7" style:family="text">
      <style:text-properties officeooo:rsid="000f05a1"/>
    </style:style>
    <style:style style:name="T8" style:family="text">
      <style:text-properties officeooo:rsid="00103580"/>
    </style:style>
    <style:style style:name="T9" style:family="text">
      <style:text-properties fo:font-size="8pt" fo:font-weight="bold" officeooo:rsid="0015e9b0" style:font-size-asian="8pt" style:font-weight-asian="bold" style:font-size-complex="8pt" style:font-weight-complex="bold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officeooo:rsid="001a9108"/>
    </style:style>
    <style:style style:name="T12" style:family="text">
      <style:text-properties officeooo:rsid="001bea59"/>
    </style:style>
    <style:style style:name="T13" style:family="text">
      <style:text-properties officeooo:rsid="001d2dd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on:</text:p>
      <text:p text:style-name="P1">- <text:a xlink:type="simple" xlink:href="https://rasa.com/docs/rasa/2.x/installation/" text:style-name="Internet_20_link" text:visited-style-name="Visited_20_Internet_20_Link">https://rasa.com/docs/rasa/2.x/installation/</text:a></text:p>
      <text:p text:style-name="P1">Luego</text:p>
      <text:p text:style-name="P1">- rasa init</text:p>
      <text:p text:style-name="P1">- Selecciona el path a donde se crea el proyecto</text:p>
      <text:p text:style-name="P1">Linea de comandos comunes:</text:p>
      <text:p text:style-name="P1">- <text:a xlink:type="simple" xlink:href="https://rasa.com/docs/rasa/2.x/command-line-interface/" text:style-name="Internet_20_link" text:visited-style-name="Visited_20_Internet_20_Link">https://rasa.com/docs/rasa/2.x/command-line-interface/</text:a></text:p>
      <text:p text:style-name="P1"/>
      <text:p text:style-name="P1"/>
      <text:p text:style-name="P1"/>
      <text:p text:style-name="P1"/>
      <text:p text:style-name="P2">Guias <text:span text:style-name="T2">de funcionamiento</text:span>:</text:p>
      <text:p text:style-name="P2">- <text:a xlink:type="simple" xlink:href="https://towardsdatascience.com/building-a-chatbot-with-rasa-3f03ecc5b324" text:style-name="Internet_20_link" text:visited-style-name="Visited_20_Internet_20_Link">https://towardsdatascience.com/building-a-chatbot-with-rasa-3f03ecc5b324</text:a> → Buena</text:p>
      <text:p text:style-name="P2">- <text:a xlink:type="simple" xlink:href="https://planetachatbot.com/crea-chatbot-pokemon-espanol-rasa/" text:style-name="Internet_20_link" text:visited-style-name="Visited_20_Internet_20_Link">https://planetachatbot.com/crea-chatbot-pokemon-espanol-rasa/</text:a> → se ve interesante, usa un juego tambien</text:p>
      <text:p text:style-name="P2">- <text:a xlink:type="simple" xlink:href="https://github.com/jaimeteb/tutoriales-rasa-es" text:style-name="Internet_20_link" text:visited-style-name="Visited_20_Internet_20_Link">https://github.com/jaimeteb/tutoriales-rasa-es</text:a> → repo donde se puede usar como guia explicita de los lugares y configs. Ta basico, no hay mucho mas pa ver</text:p>
      <text:p text:style-name="P2">- <text:a xlink:type="simple" xlink:href="https://medium.com/@karen_pwhite/guia-completa-desarrollar-chatbot-en-rasa-6a61a7ab48" text:style-name="Internet_20_link" text:visited-style-name="Visited_20_Internet_20_Link">https://medium.com/@karen_pwhite/guia-completa-desarrollar-chatbot-en-rasa-6a61a7ab48</text:a> <text:span text:style-name="T1">Para implementacion. Se conecta a Kubernetes. Rasa X.</text:span></text:p>
      <text:p text:style-name="P2">- <text:a xlink:type="simple" xlink:href="https://dev.to/codesphere/create-your-own-ai-chatbot-in-minutes-with-rasa-5cke" text:style-name="Internet_20_link" text:visited-style-name="Visited_20_Internet_20_Link">https://dev.to/codesphere/create-your-own-ai-chatbot-in-minutes-with-rasa-5cke</text:a> →<text:span text:style-name="T2"> Tiene cosas interesanes y links</text:span></text:p>
      <text:p text:style-name="P2">- <text:a xlink:type="simple" xlink:href="https://upcommons.upc.edu/bitstream/handle/2117/192794/148221.pdf?sequence=1&amp;isAllowed=y" text:style-name="Internet_20_link" text:visited-style-name="Visited_20_Internet_20_Link">https://upcommons.upc.edu/bitstream/handle/2117/192794/148221.pdf?sequence=1&amp;isAllowed=y</text:a> -→Una<text:span text:style-name="T3"> tesis usand esto, analisis de competencias. De to!</text:span></text:p>
      <text:p text:style-name="P2">- <text:a xlink:type="simple" xlink:href="https://www.youtube.com/watch?v=lWP1K-IcAN4&amp;ab_channel=Rasa" text:style-name="Internet_20_link" text:visited-style-name="Visited_20_Internet_20_Link">https://www.youtube.com/watch?v=lWP1K-IcAN4&amp;ab_channel=Rasa</text:a> <text:span text:style-name="T8">videito introductorio de ellos<text:tab/></text:span></text:p>
      <text:p text:style-name="P2"/>
      <text:p text:style-name="P2"/>
      <text:p text:style-name="P3">Guia de API:</text:p>
      <text:p text:style-name="P3">- <text:a xlink:type="simple" xlink:href="https://www.youtube.com/watch?v=usHTraJTPyQ&amp;ab_channel=Rasa" text:style-name="Internet_20_link" text:visited-style-name="Visited_20_Internet_20_Link">https://www.youtube.com/watch?v=usHTraJTPyQ&amp;ab_channel=Rasa</text:a> →<text:span text:style-name="T4"> cheto</text:span></text:p>
      <text:p text:style-name="P3"><text:s/>- <text:a xlink:type="simple" xlink:href="https://rasa.com/docs/rasa/http-api/" text:style-name="Internet_20_link" text:visited-style-name="Visited_20_Internet_20_Link">https://rasa.com/docs/rasa/http-api/</text:a> →<text:span text:style-name="T5"> doc oficial</text:span></text:p>
      <text:p text:style-name="P3">- <text:a xlink:type="simple" xlink:href="https://rasa.com/docs/rasa/messaging-and-voice-channels/-" text:style-name="Internet_20_link" text:visited-style-name="Visited_20_Internet_20_Link">https://rasa.com/docs/rasa/messaging-and-voice-channels/</text:a>→<text:span text:style-name="T5"> para conexiones</text:span></text:p>
      <text:p text:style-name="P3"><text:a xlink:type="simple" xlink:href="https://dev.to/petr7555/rasa-rest-api-4kp6" text:style-name="Internet_20_link" text:visited-style-name="Visited_20_Internet_20_Link">https://dev.to/petr7555/rasa-rest-api-4kp6</text:a> →<text:span text:style-name="T5"> exp cortita</text:span></text:p>
      <text:p text:style-name="P3"><text:a xlink:type="simple" xlink:href="https://legacy-docs.rasa.com/docs/core/quickstart/" text:style-name="Internet_20_link" text:visited-style-name="Visited_20_Internet_20_Link">https://legacy-docs.rasa.com/docs/core/quickstart/</text:a> <text:span text:style-name="T5">ea</text:span></text:p>
      <text:p text:style-name="P3"><text:a xlink:type="simple" xlink:href="https://forum.rasa.com/t/can-i-send-a-message-to-user-using-api-bot-to-say-something-using-api/27802/6" text:style-name="Internet_20_link" text:visited-style-name="Visited_20_Internet_20_Link">https://forum.rasa.com/t/can-i-send-a-message-to-user-using-api-bot-to-say-something-using-api/27802/6</text:a> →<text:span text:style-name="T6"> hay algo para mandar mensajes por el posman</text:span></text:p>
      <text:p text:style-name="P3"/>
      <text:p text:style-name="P3"/>
      <text:p text:style-name="P3">- <text:a xlink:type="simple" xlink:href="https://www.youtube.com/watch?v=VcbfcsjBBIg&amp;ab_channel=Rasa" text:style-name="Internet_20_link" text:visited-style-name="Visited_20_Internet_20_Link">https://www.youtube.com/watch?v=VcbfcsjBBIg&amp;ab_channel=Rasa</text:a> →<text:span text:style-name="T6"> Custom actions, puede servir para lo del tiempo</text:span></text:p>
      <text:p text:style-name="P3"><text:a xlink:type="simple" xlink:href="https://forum.rasa.com/t/how-to-send-an-automatic-message-to-the-user-when-the-conversation-ends/49170" text:style-name="Internet_20_link" text:visited-style-name="Visited_20_Internet_20_Link">https://forum.rasa.com/t/how-to-send-an-automatic-message-to-the-user-when-the-conversation-ends/49170</text:a> →<text:span text:style-name="T6"> idem arriba </text:span></text:p>
      <text:p text:style-name="P3">- <text:a xlink:type="simple" xlink:href="https://stackoverflow.com/questions/57478153/how-to-make-the-bot-send-out-multiple-messages-in-sequence-over-rest-api-rasa" text:style-name="Internet_20_link" text:visited-style-name="Visited_20_Internet_20_Link">https://stackoverflow.com/questions/57478153/how-to-make-the-bot-send-out-multiple-messages-in-sequence-over-rest-api-rasa</text:a> →<text:span text:style-name="T6"> para enviar multiples mensajes! Sirve</text:span></text:p>
      <text:p text:style-name="P3">- <text:a xlink:type="simple" xlink:href="https://www.youtube.com/watch?v=Ap62n_YAVZ8&amp;ab_channel=Rasa" text:style-name="Internet_20_link" text:visited-style-name="Visited_20_Internet_20_Link">https://www.youtube.com/watch?v=Ap62n_YAVZ8&amp;ab_channel=Rasa</text:a> →<text:span text:style-name="T7"> Interesante como introcutorio, para presentar el xq pedimos las cosas al negoci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B" table:number-columns-repeated="2"/>
        <table:table-row table:style-name="TableLine94842472963072">
          <table:table-cell table:style-name="Tabla1.A1" office:value-type="string">
            <text:p text:style-name="P6">Posibilidad/Requerimientos</text:p>
          </table:table-cell>
          <table:table-cell table:style-name="Tabla1.A1" office:value-type="string">
            <text:p text:style-name="P5">Es posible?</text:p>
          </table:table-cell>
          <table:table-cell table:style-name="Tabla1.A1" office:value-type="string">
            <text:p text:style-name="P5">Dificultad</text:p>
          </table:table-cell>
          <table:table-cell table:style-name="Tabla1.A1" office:value-type="string">
            <text:p text:style-name="P5">Links </text:p>
          </table:table-cell>
          <table:table-cell table:style-name="Tabla1.E1" office:value-type="string">
            <text:p text:style-name="P5">Comentarios</text:p>
          </table:table-cell>
        </table:table-row>
        <table:table-row table:style-name="Tabla1.2">
          <table:table-cell table:style-name="Tabla1.A2" office:value-type="string">
            <text:p text:style-name="P7">Acceder a un link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Baja 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1">Hay bastante doc</text:p>
          </table:table-cell>
        </table:table-row>
        <table:table-row table:style-name="TableLine94842472963072">
          <table:table-cell table:style-name="Tabla1.A2" office:value-type="string">
            <text:p text:style-name="P8">Recordar detalles como nombre 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Baj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94842472963072">
          <table:table-cell table:style-name="Tabla1.A2" office:value-type="string">
            <text:p text:style-name="P20"><text:span text:style-name="T9">Recordar detalles como genero y dar respuestas acordes</text:span>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3">Requeriría no solo recordar sino tener el dialogo armado correspondiente a cada posibilidad de genero que ellas dan</text:p>
          </table:table-cell>
        </table:table-row>
        <table:table-row table:style-name="TableLine94842472963072">
          <table:table-cell table:style-name="Tabla1.A2" office:value-type="string">
            <text:p text:style-name="P7">Enviar mensajes por mail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6">Habria que ver cosas como donde se almacenan y se quedan guardados o no. Tienen que ingresarlo antes del juego o darselo al chatbot?</text:p>
          </table:table-cell>
        </table:table-row>
        <table:table-row table:style-name="TableLine94842472963072">
          <table:table-cell table:style-name="Tabla1.A2" office:value-type="string">
            <text:p text:style-name="P19">Enviar mensajes por wasap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94842472963072">
          <table:table-cell table:style-name="Tabla1.A2" office:value-type="string">
            <text:p text:style-name="P9">Entregar una Api que envíe y reciba texto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21">Baj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3">Al instalarlo desplega una Api, hay workshop del framework en postman</text:p>
          </table:table-cell>
        </table:table-row>
        <table:table-row table:style-name="TableLine94842472963072">
          <table:table-cell table:style-name="Tabla1.A2" office:value-type="string">
            <text:p text:style-name="P9">Reproducir un guion con Rasa</text:p>
          </table:table-cell>
          <table:table-cell table:style-name="Tabla1.A2" office:value-type="string">
            <text:p text:style-name="P21">Si</text:p>
          </table:table-cell>
          <table:table-cell table:style-name="Tabla1.A2" office:value-type="string">
            <text:p text:style-name="P13">Depende <text:span text:style-name="T11">de interaccion, adaptabilidad</text:span>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eLine94842472963072">
          <table:table-cell table:style-name="Tabla1.A2" office:value-type="string">
            <text:p text:style-name="P9">Deploy en la nube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28">Ni ide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4">Hay un monton de documentacion</text:p>
          </table:table-cell>
        </table:table-row>
        <table:table-row table:style-name="TableLine94842472963072">
          <table:table-cell table:style-name="Tabla1.A2" office:value-type="string">
            <text:p text:style-name="P9">Base de datos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24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4">Soporta por default PostgreSQl y Oracle requeiere unas cositas mas. <text:span text:style-name="T12">(Investigar base de datos para usar texto. Cuales y si se puede - SlacticSearch)</text:span></text:p>
          </table:table-cell>
        </table:table-row>
        <table:table-row table:style-name="TableLine94842472963072">
          <table:table-cell table:style-name="Tabla1.A2" office:value-type="string">
            <text:p text:style-name="P9">Acciones personalizables como enviar msj dsp de x tiempo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28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4">Custom actions – Hay documetcion</text:p>
          </table:table-cell>
        </table:table-row>
        <table:table-row table:style-name="TableLine94842472963072">
          <table:table-cell table:style-name="Tabla1.A2" office:value-type="string">
            <text:p text:style-name="P9">Rasa X?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4">Estaba deprecado – Tenia como ciertas facilidades extras. No investigue mucho mas. Hay documentacion y api tmb</text:p>
          </table:table-cell>
        </table:table-row>
        <table:table-row table:style-name="TableLine94842472963072">
          <table:table-cell table:style-name="Tabla1.A2" office:value-type="string">
            <text:p text:style-name="P10">Dialogo personalizable</text:p>
          </table:table-cell>
          <table:table-cell table:style-name="Tabla1.A2" office:value-type="string">
            <text:p text:style-name="P27">Si</text:p>
          </table:table-cell>
          <table:table-cell table:style-name="Tabla1.A2" office:value-type="string">
            <text:p text:style-name="P28">Alt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4">El armado del dialogo requiere pensarlo bastante. La implementacion despues para que el modelo aprenda está bastante ordenada pero requiere su laburito</text:p>
          </table:table-cell>
        </table:table-row>
        <table:table-row table:style-name="TableLine94842472963072">
          <table:table-cell table:style-name="Tabla1.A2" office:value-type="string">
            <text:p text:style-name="P10">Documentacion o foros</text:p>
          </table:table-cell>
          <table:table-cell table:style-name="Tabla1.A2" office:value-type="string">
            <text:p text:style-name="Table_20_Contents">- 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8">Hay una banda</text:p>
          </table:table-cell>
        </table:table-row>
        <table:table-row table:style-name="TableLine94842472963072">
          <table:table-cell table:style-name="Tabla1.A2" office:value-type="string">
            <text:p text:style-name="P10">Pipelines customizables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28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8">Usa Spacy</text:p>
          </table:table-cell>
        </table:table-row>
        <table:table-row table:style-name="TableLine94842472963072">
          <table:table-cell table:style-name="Tabla1.A2" office:value-type="string">
            <text:p text:style-name="P10">Data</text:p>
          </table:table-cell>
          <table:table-cell table:style-name="Tabla1.A2" office:value-type="string">
            <text:p text:style-name="P29">Si</text:p>
          </table:table-cell>
          <table:table-cell table:style-name="Tabla1.A2" office:value-type="string">
            <text:p text:style-name="P29">Alt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5">El core del problema. Reentrenamientos constantes, conseguoir mas datos, armar el seed del dialogo.</text:p>
            <text:p text:style-name="P26">¿Que van a hacer los datos?</text:p>
          </table:table-cell>
        </table:table-row>
        <table:table-row table:style-name="TableLine94842472963072">
          <table:table-cell table:style-name="Tabla1.A2" office:value-type="string">
            <text:p text:style-name="P10">Establecer reglas de dialogo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28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7">Les da la posibilidad de establecer ciertas respeustas como que hacer cuando “boludean” al chatbot o no dan la respuesta que se busca</text:p>
          </table:table-cell>
        </table:table-row>
        <table:table-row table:style-name="TableLine94842472963072">
          <table:table-cell table:style-name="Tabla1.A2" office:value-type="string">
            <text:p text:style-name="P10">Evaluacion de rendimiento</text:p>
          </table:table-cell>
          <table:table-cell table:style-name="Tabla1.A2" office:value-type="string">
            <text:p text:style-name="P28">Si </text:p>
          </table:table-cell>
          <table:table-cell table:style-name="Tabla1.A2" office:value-type="string">
            <text:p text:style-name="P28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7">Hay documentacion y el mismo framework trae para realizar los test ya sea del chatbot, la constitstencia de los datos, test unitarios. Hay docuemtnacion <text:span text:style-name="T13">¡que seria que el chatbot ande bien? Con ellas ¿Objetivo claro sobre el cual podemos medir que el chatbot anda bien?</text:span></text:p>
          </table:table-cell>
        </table:table-row>
        <table:table-row table:style-name="TableLine94842472963072">
          <table:table-cell table:style-name="Tabla1.A2" office:value-type="string">
            <text:p text:style-name="P10">Hardware</text:p>
          </table:table-cell>
          <table:table-cell table:style-name="Tabla1.A2" office:value-type="string">
            <text:p text:style-name="P29">Si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P22">https://rasa.com/docs/rasa-enterprise/1.0.x/installation-and-setup/requirements/</text:p>
          </table:table-cell>
          <table:table-cell table:style-name="Tabla1.E2" office:value-type="string">
            <text:p text:style-name="P31">Minimum Requirements / Recommended:</text:p>
            <text:list xml:id="list2324746983" text:style-name="L1">
              <text:list-item>
                <text:p text:style-name="P32">Dual Core CPU / Quad Core CPU</text:p>
              </text:list-item>
              <text:list-item>
                <text:p text:style-name="P32">8 GB RAM / 16 GB RAM</text:p>
              </text:list-item>
              <text:list-item>
                <text:p text:style-name="P30"><text:span text:style-name="T10">20 GB / 50 GB Free Disk Space</text:span></text:p>
              </text:list-item>
            </text:list>
          </table:table-cell>
        </table:table-row>
        <text:soft-page-break/>
        <table:table-row table:style-name="TableLine94842472963072">
          <table:table-cell table:style-name="Tabla1.A2" office:value-type="string">
            <text:p text:style-name="P10">Respuestas en tiempo real</text:p>
          </table:table-cell>
          <table:table-cell table:style-name="Tabla1.A2" office:value-type="string">
            <text:p text:style-name="P29">Si</text:p>
          </table:table-cell>
          <table:table-cell table:style-name="Tabla1.A2" office:value-type="string">
            <text:p text:style-name="P29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5">Se puede, es la idea. No busque mucho mas</text:p>
          </table:table-cell>
        </table:table-row>
        <table:table-row table:style-name="TableLine94842472963072">
          <table:table-cell table:style-name="Tabla1.A2" office:value-type="string">
            <text:p text:style-name="P10">Mostrar videos</text:p>
          </table:table-cell>
          <table:table-cell table:style-name="Tabla1.A2" office:value-type="string">
            <text:p text:style-name="P29">Si pero depende del front</text:p>
          </table:table-cell>
          <table:table-cell table:style-name="Tabla1.A2" office:value-type="string">
            <text:p text:style-name="P29">Medi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18">No es tan sencillo, se puede mandar link</text:p>
          </table:table-cell>
        </table:table-row>
        <table:table-row table:style-name="TableLine94842472963072">
          <table:table-cell table:style-name="Tabla1.A2" office:value-type="string">
            <text:p text:style-name="P11">Escalabilidad</text:p>
          </table:table-cell>
          <table:table-cell table:style-name="Tabla1.A2" office:value-type="string">
            <text:p text:style-name="P28">Si</text:p>
          </table:table-cell>
          <table:table-cell table:style-name="Tabla1.A2" office:value-type="string">
            <text:p text:style-name="P14">Supuestamente sencilla</text:p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P28">Usa kubernetes</text:p>
          </table:table-cell>
        </table:table-row>
        <table:table-row table:style-name="TableLine94842472963072">
          <table:table-cell table:style-name="Tabla1.A2" office:value-type="string">
            <text:p text:style-name="P12">Text to Speech</text:p>
          </table:table-cell>
          <table:table-cell table:style-name="Tabla1.A2" office:value-type="string">
            <text:p text:style-name="P29">Si</text:p>
          </table:table-cell>
          <table:table-cell table:style-name="Tabla1.A2" office:value-type="string">
            <text:p text:style-name="P15">Media</text:p>
          </table:table-cell>
          <table:table-cell table:style-name="Tabla1.A2" office:value-type="string">
            <text:p text:style-name="P22">https://rasa.com/blog/how-to-build-a-voice-assistant-with-open-source-rasa-and-mozilla-tools/</text:p>
          </table:table-cell>
          <table:table-cell table:style-name="Tabla1.E2" office:value-type="string">
            <text:p text:style-name="P25">Lo hace con mozilla tool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10T17:48:09.610389882</meta:creation-date>
    <meta:editing-duration>PT7H15M4S</meta:editing-duration>
    <meta:editing-cycles>3</meta:editing-cycles>
    <meta:generator>LibreOffice/6.4.7.2$Linux_X86_64 LibreOffice_project/40$Build-2</meta:generator>
    <dc:date>2023-08-14T11:46:51.238596723</dc:date>
    <meta:document-statistic meta:table-count="1" meta:image-count="0" meta:object-count="0" meta:page-count="3" meta:paragraph-count="117" meta:word-count="579" meta:character-count="4606" meta:non-whitespace-character-count="4137"/>
  </office:meta>
</office:document-meta>
</file>